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64pt"/>
    </style:style>
    <style:style style:name="co2" style:family="table-column">
      <style:table-column-properties fo:break-before="auto" style:column-width="38.1pt"/>
    </style:style>
    <style:style style:name="co3" style:family="table-column">
      <style:table-column-properties fo:break-before="auto" style:column-width="41.3pt"/>
    </style:style>
    <style:style style:name="co4" style:family="table-column">
      <style:table-column-properties fo:break-before="auto" style:column-width="35.69pt"/>
    </style:style>
    <style:style style:name="co5" style:family="table-column">
      <style:table-column-properties fo:break-before="auto" style:column-width="30.95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25.4pt"/>
    </style:style>
    <style:style style:name="co8" style:family="table-column">
      <style:table-column-properties fo:break-before="auto" style:column-width="69.8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PageStyle_5f_Road_20_Speed_20_In_20_Each_20_Gea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34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3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3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3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3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Road Speed In Each Gea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37" table:default-cell-style-name="ce1"/>
        <table:table-column table:style-name="co8" table:number-columns-repeated="76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132 kW/5 speed</text:p>
          </table:table-cell>
          <table:covered-table-cell table:number-columns-repeated="2" table:style-name="ce11"/>
          <table:covered-table-cell table:style-name="ce16"/>
          <table:table-cell table:style-name="ce3" office:value-type="string" calcext:value-type="string" table:number-columns-spanned="4" table:number-rows-spanned="1">
            <text:p>132 kW/6 speed</text:p>
          </table:table-cell>
          <table:covered-table-cell table:number-columns-repeated="2" table:style-name="ce11"/>
          <table:covered-table-cell table:style-name="ce16"/>
          <table:table-cell table:style-name="ce3" office:value-type="string" calcext:value-type="string" table:number-columns-spanned="4" table:number-rows-spanned="1">
            <text:p>165 kW/6 speed</text:p>
          </table:table-cell>
          <table:covered-table-cell table:number-columns-repeated="2" table:style-name="ce11"/>
          <table:covered-table-cell table:style-name="ce16"/>
          <table:table-cell table:style-name="ce3" office:value-type="string" calcext:value-type="string" table:number-columns-spanned="4" table:number-rows-spanned="1">
            <text:p>176 kW/6 speed</text:p>
          </table:table-cell>
          <table:covered-table-cell table:number-columns-repeated="2" table:style-name="ce11"/>
          <table:covered-table-cell table:style-name="ce1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Cog 1</text:p>
          </table:table-cell>
          <table:table-cell table:style-name="ce11" office:value-type="string" calcext:value-type="string">
            <text:p>Cog 2</text:p>
          </table:table-cell>
          <table:table-cell table:style-name="ce11" office:value-type="string" calcext:value-type="string">
            <text:p>Ratio</text:p>
          </table:table-cell>
          <table:table-cell table:style-name="ce17" office:value-type="string" calcext:value-type="string">
            <text:p>Overall</text:p>
          </table:table-cell>
          <table:table-cell table:style-name="ce4" office:value-type="string" calcext:value-type="string">
            <text:p>Cog 1</text:p>
          </table:table-cell>
          <table:table-cell table:style-name="ce11" office:value-type="string" calcext:value-type="string">
            <text:p>Cog 2</text:p>
          </table:table-cell>
          <table:table-cell table:style-name="ce11" office:value-type="string" calcext:value-type="string">
            <text:p>Ratio</text:p>
          </table:table-cell>
          <table:table-cell table:style-name="ce17" office:value-type="string" calcext:value-type="string">
            <text:p>Overall</text:p>
          </table:table-cell>
          <table:table-cell table:style-name="ce4" office:value-type="string" calcext:value-type="string">
            <text:p>Cog 1</text:p>
          </table:table-cell>
          <table:table-cell table:style-name="ce11" office:value-type="string" calcext:value-type="string">
            <text:p>Cog 2</text:p>
          </table:table-cell>
          <table:table-cell table:style-name="ce11" office:value-type="string" calcext:value-type="string">
            <text:p>Ratio</text:p>
          </table:table-cell>
          <table:table-cell table:style-name="ce17" office:value-type="string" calcext:value-type="string">
            <text:p>Overall</text:p>
          </table:table-cell>
          <table:table-cell table:style-name="ce4" office:value-type="string" calcext:value-type="string">
            <text:p>Cog 1</text:p>
          </table:table-cell>
          <table:table-cell table:style-name="ce11" office:value-type="string" calcext:value-type="string">
            <text:p>Cog 2</text:p>
          </table:table-cell>
          <table:table-cell table:style-name="ce11" office:value-type="string" calcext:value-type="string">
            <text:p>Ratio</text:p>
          </table:table-cell>
          <table:table-cell table:style-name="ce17" office:value-type="string" calcext:value-type="string">
            <text:p>Overall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inal drive I</text:p>
          </table:table-cell>
          <table:table-cell table:style-name="ce5" office:value-type="float" office:value="63" calcext:value-type="float">
            <text:p>63</text:p>
          </table:table-cell>
          <table:table-cell table:style-name="ce12" office:value-type="float" office:value="15" calcext:value-type="float">
            <text:p>15</text:p>
          </table:table-cell>
          <table:table-cell table:style-name="ce14" table:formula="of:=[.B3]/[.C3]" office:value-type="float" office:value="4.2" calcext:value-type="float">
            <text:p>4.200</text:p>
          </table:table-cell>
          <table:table-cell table:style-name="ce18" office:value-type="string" calcext:value-type="string">
            <text:p>N/A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5" calcext:value-type="float">
            <text:p>15</text:p>
          </table:table-cell>
          <table:table-cell table:style-name="ce14" table:formula="of:=[.F3]/[.G3]" office:value-type="float" office:value="4.2" calcext:value-type="float">
            <text:p>4.200</text:p>
          </table:table-cell>
          <table:table-cell table:style-name="ce18" office:value-type="string" calcext:value-type="string">
            <text:p>N/A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5" calcext:value-type="float">
            <text:p>15</text:p>
          </table:table-cell>
          <table:table-cell table:style-name="ce14" table:formula="of:=[.J3]/[.K3]" office:value-type="float" office:value="4.2" calcext:value-type="float">
            <text:p>4.200</text:p>
          </table:table-cell>
          <table:table-cell table:style-name="ce18" office:value-type="string" calcext:value-type="string">
            <text:p>N/A</text:p>
          </table:table-cell>
          <table:table-cell table:style-name="ce5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style-name="ce14" office:value-type="float" office:value="4.235" calcext:value-type="float">
            <text:p>4.235</text:p>
          </table:table-cell>
          <table:table-cell table:style-name="ce18" office:value-type="string" calcext:value-type="string">
            <text:p>N/A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string" calcext:value-type="string">
            <text:p>Final drive II</text:p>
          </table:table-cell>
          <table:table-cell table:style-name="ce5" office:value-type="float" office:value="63" calcext:value-type="float">
            <text:p>63</text:p>
          </table:table-cell>
          <table:table-cell table:style-name="ce12" office:value-type="float" office:value="19" calcext:value-type="float">
            <text:p>19</text:p>
          </table:table-cell>
          <table:table-cell table:style-name="ce14" table:formula="of:=[.B4]/[.C4]" office:value-type="float" office:value="3.31578947368421" calcext:value-type="float">
            <text:p>3.316</text:p>
          </table:table-cell>
          <table:table-cell table:style-name="ce18" office:value-type="string" calcext:value-type="string">
            <text:p>N/A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9" calcext:value-type="float">
            <text:p>19</text:p>
          </table:table-cell>
          <table:table-cell table:style-name="ce14" table:formula="of:=[.F4]/[.G4]" office:value-type="float" office:value="3.31578947368421" calcext:value-type="float">
            <text:p>3.316</text:p>
          </table:table-cell>
          <table:table-cell table:style-name="ce18" office:value-type="string" calcext:value-type="string">
            <text:p>N/A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9" calcext:value-type="float">
            <text:p>19</text:p>
          </table:table-cell>
          <table:table-cell table:style-name="ce14" table:formula="of:=[.J4]/[.K4]" office:value-type="float" office:value="3.31578947368421" calcext:value-type="float">
            <text:p>3.316</text:p>
          </table:table-cell>
          <table:table-cell table:style-name="ce18" office:value-type="string" calcext:value-type="string">
            <text:p>N/A</text:p>
          </table:table-cell>
          <table:table-cell table:style-name="ce5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style-name="ce14" office:value-type="float" office:value="3.273" calcext:value-type="float">
            <text:p>3.273</text:p>
          </table:table-cell>
          <table:table-cell table:style-name="ce18" office:value-type="string" calcext:value-type="string">
            <text:p>N/A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string" calcext:value-type="string">
            <text:p>1. gear</text:p>
          </table:table-cell>
          <table:table-cell table:style-name="ce5" office:value-type="float" office:value="42" calcext:value-type="float">
            <text:p>42</text:p>
          </table:table-cell>
          <table:table-cell table:style-name="ce12" office:value-type="float" office:value="11" calcext:value-type="float">
            <text:p>11</text:p>
          </table:table-cell>
          <table:table-cell table:style-name="ce14" table:formula="of:=[.B5]/[.C5]" office:value-type="float" office:value="3.81818181818182" calcext:value-type="float">
            <text:p>3.818</text:p>
          </table:table-cell>
          <table:table-cell table:style-name="ce19" table:formula="of:=[.D5]*[.$D$3]" office:value-type="float" office:value="16.0363636363636" calcext:value-type="float">
            <text:p>16.0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2" calcext:value-type="float">
            <text:p>12</text:p>
          </table:table-cell>
          <table:table-cell table:style-name="ce14" table:formula="of:=[.F5]/[.G5]" office:value-type="float" office:value="3.41666666666667" calcext:value-type="float">
            <text:p>3.417</text:p>
          </table:table-cell>
          <table:table-cell table:style-name="ce19" table:formula="of:=[.H5]*[.$H$3]" office:value-type="float" office:value="14.35" calcext:value-type="float">
            <text:p>14.35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2" calcext:value-type="float">
            <text:p>12</text:p>
          </table:table-cell>
          <table:table-cell table:style-name="ce14" table:formula="of:=[.J5]/[.K5]" office:value-type="float" office:value="3.41666666666667" calcext:value-type="float">
            <text:p>3.417</text:p>
          </table:table-cell>
          <table:table-cell table:style-name="ce19" table:formula="of:=[.L5]*[.$L$3]" office:value-type="float" office:value="14.35" calcext:value-type="float">
            <text:p>14.350</text:p>
          </table:table-cell>
          <table:table-cell table:style-name="ce5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style-name="ce14" office:value-type="float" office:value="3.357" calcext:value-type="float">
            <text:p>3.357</text:p>
          </table:table-cell>
          <table:table-cell table:style-name="ce19" table:formula="of:=[.P5]*[.$P$3]" office:value-type="float" office:value="14.216895" calcext:value-type="float">
            <text:p>14.217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string" calcext:value-type="string">
            <text:p>2. gear</text:p>
          </table:table-cell>
          <table:table-cell table:style-name="ce5" office:value-type="float" office:value="40" calcext:value-type="float">
            <text:p>40</text:p>
          </table:table-cell>
          <table:table-cell table:style-name="ce12" office:value-type="float" office:value="19" calcext:value-type="float">
            <text:p>19</text:p>
          </table:table-cell>
          <table:table-cell table:style-name="ce14" table:formula="of:=[.B6]/[.C6]" office:value-type="float" office:value="2.10526315789474" calcext:value-type="float">
            <text:p>2.105</text:p>
          </table:table-cell>
          <table:table-cell table:style-name="ce19" table:formula="of:=[.D6]*[.$D$3]" office:value-type="float" office:value="8.84210526315789" calcext:value-type="float">
            <text:p>8.84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" calcext:value-type="float">
            <text:p>19</text:p>
          </table:table-cell>
          <table:table-cell table:style-name="ce14" table:formula="of:=[.F6]/[.G6]" office:value-type="float" office:value="2.10526315789474" calcext:value-type="float">
            <text:p>2.105</text:p>
          </table:table-cell>
          <table:table-cell table:style-name="ce19" table:formula="of:=[.H6]*[.$H$3]" office:value-type="float" office:value="8.84210526315789" calcext:value-type="float">
            <text:p>8.84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" calcext:value-type="float">
            <text:p>19</text:p>
          </table:table-cell>
          <table:table-cell table:style-name="ce14" table:formula="of:=[.J6]/[.K6]" office:value-type="float" office:value="2.10526315789474" calcext:value-type="float">
            <text:p>2.105</text:p>
          </table:table-cell>
          <table:table-cell table:style-name="ce19" table:formula="of:=[.L6]*[.$L$3]" office:value-type="float" office:value="8.84210526315789" calcext:value-type="float">
            <text:p>8.842</text:p>
          </table:table-cell>
          <table:table-cell table:style-name="ce5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style-name="ce14" office:value-type="float" office:value="2.087" calcext:value-type="float">
            <text:p>2.087</text:p>
          </table:table-cell>
          <table:table-cell table:style-name="ce19" table:formula="of:=[.P6]*[.$P$3]" office:value-type="float" office:value="8.838445" calcext:value-type="float">
            <text:p>8.838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string" calcext:value-type="string">
            <text:p>3. gear</text:p>
          </table:table-cell>
          <table:table-cell table:style-name="ce5" office:value-type="float" office:value="39" calcext:value-type="float">
            <text:p>39</text:p>
          </table:table-cell>
          <table:table-cell table:style-name="ce12" office:value-type="float" office:value="29" calcext:value-type="float">
            <text:p>29</text:p>
          </table:table-cell>
          <table:table-cell table:style-name="ce14" table:formula="of:=[.B7]/[.C7]" office:value-type="float" office:value="1.3448275862069" calcext:value-type="float">
            <text:p>1.345</text:p>
          </table:table-cell>
          <table:table-cell table:style-name="ce19" table:formula="of:=[.D7]*[.$D$3]" office:value-type="float" office:value="5.64827586206897" calcext:value-type="float">
            <text:p>5.64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29" calcext:value-type="float">
            <text:p>29</text:p>
          </table:table-cell>
          <table:table-cell table:style-name="ce14" table:formula="of:=[.F7]/[.G7]" office:value-type="float" office:value="1.3448275862069" calcext:value-type="float">
            <text:p>1.345</text:p>
          </table:table-cell>
          <table:table-cell table:style-name="ce19" table:formula="of:=[.H7]*[.$H$3]" office:value-type="float" office:value="5.64827586206897" calcext:value-type="float">
            <text:p>5.64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29" calcext:value-type="float">
            <text:p>29</text:p>
          </table:table-cell>
          <table:table-cell table:style-name="ce14" table:formula="of:=[.J7]/[.K7]" office:value-type="float" office:value="1.3448275862069" calcext:value-type="float">
            <text:p>1.345</text:p>
          </table:table-cell>
          <table:table-cell table:style-name="ce19" table:formula="of:=[.L7]*[.$L$3]" office:value-type="float" office:value="5.64827586206897" calcext:value-type="float">
            <text:p>5.648</text:p>
          </table:table-cell>
          <table:table-cell table:style-name="ce5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style-name="ce14" office:value-type="float" office:value="1.469" calcext:value-type="float">
            <text:p>1.469</text:p>
          </table:table-cell>
          <table:table-cell table:style-name="ce19" table:formula="of:=[.P7]*[.$P$3]" office:value-type="float" office:value="6.221215" calcext:value-type="float">
            <text:p>6.221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string" calcext:value-type="string">
            <text:p>4. gear</text:p>
          </table:table-cell>
          <table:table-cell table:style-name="ce5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4" table:formula="of:=[.B8]/[.C8]" office:value-type="float" office:value="0.972222222222222" calcext:value-type="float">
            <text:p>0.972</text:p>
          </table:table-cell>
          <table:table-cell table:style-name="ce19" table:formula="of:=[.D8]*[.$D$3]" office:value-type="float" office:value="4.08333333333333" calcext:value-type="float">
            <text:p>4.083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3" calcext:value-type="float">
            <text:p>33</text:p>
          </table:table-cell>
          <table:table-cell table:style-name="ce14" table:formula="of:=[.F8]/[.G8]" office:value-type="float" office:value="1.15151515151515" calcext:value-type="float">
            <text:p>1.152</text:p>
          </table:table-cell>
          <table:table-cell table:style-name="ce19" table:formula="of:=[.H8]*[.$H$3]" office:value-type="float" office:value="4.83636363636364" calcext:value-type="float">
            <text:p>4.8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4" calcext:value-type="float">
            <text:p>34</text:p>
          </table:table-cell>
          <table:table-cell table:style-name="ce14" table:formula="of:=[.J8]/[.K8]" office:value-type="float" office:value="1.08823529411765" calcext:value-type="float">
            <text:p>1.088</text:p>
          </table:table-cell>
          <table:table-cell table:style-name="ce19" table:formula="of:=[.L8]*[.$L$3]" office:value-type="float" office:value="4.57058823529412" calcext:value-type="float">
            <text:p>4.571</text:p>
          </table:table-cell>
          <table:table-cell table:style-name="ce5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style-name="ce14" office:value-type="float" office:value="1.088" calcext:value-type="float">
            <text:p>1.088</text:p>
          </table:table-cell>
          <table:table-cell table:style-name="ce19" table:formula="of:=[.P8]*[.$P$3]" office:value-type="float" office:value="4.60768" calcext:value-type="float">
            <text:p>4.608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string" calcext:value-type="string">
            <text:p>5. gear</text:p>
          </table:table-cell>
          <table:table-cell table:style-name="ce5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4" table:formula="of:=[.B9]/[.C9]" office:value-type="float" office:value="0.96969696969697" calcext:value-type="float">
            <text:p>0.970</text:p>
          </table:table-cell>
          <table:table-cell table:style-name="ce19" table:formula="of:=[.D9]*[.$D$4]" office:value-type="float" office:value="3.21531100478469" calcext:value-type="float">
            <text:p>3.21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0" calcext:value-type="float">
            <text:p>30</text:p>
          </table:table-cell>
          <table:table-cell table:style-name="ce14" table:formula="of:=[.F9]/[.G9]" office:value-type="float" office:value="1.16666666666667" calcext:value-type="float">
            <text:p>1.167</text:p>
          </table:table-cell>
          <table:table-cell table:style-name="ce19" table:formula="of:=[.H9]*[.$H$4]" office:value-type="float" office:value="3.86842105263158" calcext:value-type="float">
            <text:p>3.86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1" calcext:value-type="float">
            <text:p>31</text:p>
          </table:table-cell>
          <table:table-cell table:style-name="ce14" table:formula="of:=[.J9]/[.K9]" office:value-type="float" office:value="1.09677419354839" calcext:value-type="float">
            <text:p>1.097</text:p>
          </table:table-cell>
          <table:table-cell table:style-name="ce19" table:formula="of:=[.L9]*[.$L$4]" office:value-type="float" office:value="3.63667232597623" calcext:value-type="float">
            <text:p>3.637</text:p>
          </table:table-cell>
          <table:table-cell table:style-name="ce5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style-name="ce14" office:value-type="float" office:value="1.108" calcext:value-type="float">
            <text:p>1.108</text:p>
          </table:table-cell>
          <table:table-cell table:style-name="ce19" table:formula="of:=[.P9]*[.$P$4]" office:value-type="float" office:value="3.626484" calcext:value-type="float">
            <text:p>3.626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" office:value-type="string" calcext:value-type="string">
            <text:p>6. gear</text:p>
          </table:table-cell>
          <table:table-cell table:style-name="ce6" office:value-type="string" calcext:value-type="string">
            <text:p>N/A</text:p>
          </table:table-cell>
          <table:table-cell table:style-name="ce13" office:value-type="string" calcext:value-type="string">
            <text:p>N/A</text:p>
          </table:table-cell>
          <table:table-cell table:style-name="ce15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20" table:formula="of:=[.F10]/[.G10]" office:value-type="float" office:value="0.96969696969697" calcext:value-type="float">
            <text:p>0.970</text:p>
          </table:table-cell>
          <table:table-cell table:style-name="ce19" table:formula="of:=[.H10]*[.$H$4]" office:value-type="float" office:value="3.21531100478469" calcext:value-type="float">
            <text:p>3.21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21" table:formula="of:=[.J10]/[.K10]" office:value-type="float" office:value="0.911764705882353" calcext:value-type="float">
            <text:p>0.912</text:p>
          </table:table-cell>
          <table:table-cell table:style-name="ce19" table:formula="of:=[.L10]*[.$L$4]" office:value-type="float" office:value="3.02321981424149" calcext:value-type="float">
            <text:p>3.023</text:p>
          </table:table-cell>
          <table:table-cell table:style-name="ce6" office:value-type="string" calcext:value-type="string">
            <text:p>N/A</text:p>
          </table:table-cell>
          <table:table-cell table:style-name="ce13" office:value-type="string" calcext:value-type="string">
            <text:p>N/A</text:p>
          </table:table-cell>
          <table:table-cell table:style-name="ce21" office:value-type="float" office:value="0.912" calcext:value-type="float">
            <text:p>0.912</text:p>
          </table:table-cell>
          <table:table-cell table:style-name="ce19" table:formula="of:=[.P10]*[.$P$4]" office:value-type="float" office:value="2.984976" calcext:value-type="float">
            <text:p>2.985</text:p>
          </table:table-cell>
          <table:table-cell table:style-name="ce22"/>
          <table:table-cell table:number-columns-repeated="1006"/>
        </table:table-row>
        <table:table-row table:style-name="ro1">
          <table:table-cell office:value-type="string" calcext:value-type="string">
            <text:p>Source</text:p>
          </table:table-cell>
          <table:table-cell table:style-name="ce4" office:value-type="string" calcext:value-type="string" table:number-columns-spanned="12" table:number-rows-spanned="1">
            <text:p>ElsaWin electronic workshop manual</text:p>
          </table:table-cell>
          <table:covered-table-cell table:number-columns-repeated="11" table:style-name="ce11"/>
          <table:table-cell table:style-name="ce3" office:value-type="string" calcext:value-type="string" table:number-columns-spanned="4" table:number-rows-spanned="1">
            <text:p>Sales pamphlet</text:p>
          </table:table-cell>
          <table:covered-table-cell table:number-columns-repeated="2" table:style-name="ce11"/>
          <table:covered-table-cell table:style-name="ce1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rank speed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string" calcext:value-type="string">
            <text:p>rp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yre size</text:p>
          </table:table-cell>
          <table:table-cell office:value-type="string" calcext:value-type="string">
            <text:p>225/40/R18</text:p>
          </table:table-cell>
          <table:table-cell table:number-columns-repeated="3"/>
          <table:table-cell office:value-type="string" calcext:value-type="string">
            <text:p>225/40/R18</text:p>
          </table:table-cell>
          <table:table-cell table:number-columns-repeated="3"/>
          <table:table-cell office:value-type="string" calcext:value-type="string">
            <text:p>225/40/R18</text:p>
          </table:table-cell>
          <table:table-cell table:number-columns-repeated="3"/>
          <table:table-cell office:value-type="string" calcext:value-type="string">
            <text:p>235/40/R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re diameter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string" calcext:value-type="string">
            <text:p>m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yre circumf.</text:p>
          </table:table-cell>
          <table:table-cell table:style-name="ce7" table:formula="of:=(2*PI()*([.B15]/2))/1000" office:value-type="float" office:value="2.0011945203367" calcext:value-type="float">
            <text:p>2.001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7" table:formula="of:=(2*PI()*([.F15]/2))/1000" office:value-type="float" office:value="2.0011945203367" calcext:value-type="float">
            <text:p>2.001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7" table:formula="of:=(2*PI()*([.J15]/2))/1000" office:value-type="float" office:value="2.0011945203367" calcext:value-type="float">
            <text:p>2.001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7" table:formula="of:=(2*PI()*([.N15]/2))/1000" office:value-type="float" office:value="2.02632726156542" calcext:value-type="float">
            <text:p>2.026</text:p>
          </table:table-cell>
          <table:table-cell office:value-type="string" calcext:value-type="string">
            <text:p>mm</text:p>
          </table:table-cell>
          <table:table-cell table:number-columns-repeated="1009"/>
        </table:table-row>
        <table:table-row table:style-name="ro1">
          <table:table-cell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Wheel spd 1</text:p>
          </table:table-cell>
          <table:table-cell table:style-name="ce8" table:formula="of:=[.$B$13]/60/[.E5]" office:value-type="float" office:value="6.75547996976568" calcext:value-type="float">
            <text:p>6.76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F$13]/60/[.I5]" office:value-type="float" office:value="7.54936120789779" calcext:value-type="float">
            <text:p>7.55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J$13]/60/[.M5]" office:value-type="float" office:value="1.16144018583043" calcext:value-type="float">
            <text:p>1.16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N$13]/60/[.Q5]" office:value-type="float" office:value="7.62004174141634" calcext:value-type="float">
            <text:p>7.62</text:p>
          </table:table-cell>
          <table:table-cell office:value-type="string" calcext:value-type="string">
            <text:p>r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heel spd 2</text:p>
          </table:table-cell>
          <table:table-cell table:style-name="ce8" table:formula="of:=[.$B$13]/60/[.E6]" office:value-type="float" office:value="12.2519841269841" calcext:value-type="float">
            <text:p>12.25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F$13]/60/[.I6]" office:value-type="float" office:value="12.2519841269841" calcext:value-type="float">
            <text:p>12.25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J$13]/60/[.M6]" office:value-type="float" office:value="1.88492063492064" calcext:value-type="float">
            <text:p>1.88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N$13]/60/[.Q6]" office:value-type="float" office:value="12.2570580383012" calcext:value-type="float">
            <text:p>12.26</text:p>
          </table:table-cell>
          <table:table-cell office:value-type="string" calcext:value-type="string">
            <text:p>r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heel spd 3</text:p>
          </table:table-cell>
          <table:table-cell table:style-name="ce8" table:formula="of:=[.$B$13]/60/[.E7]" office:value-type="float" office:value="19.1798941798942" calcext:value-type="float">
            <text:p>19.18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F$13]/60/[.I7]" office:value-type="float" office:value="19.1798941798942" calcext:value-type="float">
            <text:p>19.18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J$13]/60/[.M7]" office:value-type="float" office:value="2.95075295075295" calcext:value-type="float">
            <text:p>2.95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N$13]/60/[.Q7]" office:value-type="float" office:value="17.4135331013851" calcext:value-type="float">
            <text:p>17.41</text:p>
          </table:table-cell>
          <table:table-cell office:value-type="string" calcext:value-type="string">
            <text:p>r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heel spd 4</text:p>
          </table:table-cell>
          <table:table-cell table:style-name="ce8" table:formula="of:=[.$B$13]/60/[.E8]" office:value-type="float" office:value="26.530612244898" calcext:value-type="float">
            <text:p>26.53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F$13]/60/[.I8]" office:value-type="float" office:value="22.3997493734336" calcext:value-type="float">
            <text:p>22.40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J$13]/60/[.M8]" office:value-type="float" office:value="3.64650364650365" calcext:value-type="float">
            <text:p>3.65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N$13]/60/[.Q8]" office:value-type="float" office:value="23.5114707039841" calcext:value-type="float">
            <text:p>23.51</text:p>
          </table:table-cell>
          <table:table-cell office:value-type="string" calcext:value-type="string">
            <text:p>r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heel spd 5</text:p>
          </table:table-cell>
          <table:table-cell table:style-name="ce8" table:formula="of:=[.$B$13]/60/[.E9]" office:value-type="float" office:value="33.6929563492063" calcext:value-type="float">
            <text:p>33.69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F$13]/60/[.I9]" office:value-type="float" office:value="28.0045351473923" calcext:value-type="float">
            <text:p>28.00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J$13]/60/[.M9]" office:value-type="float" office:value="4.58294428882664" calcext:value-type="float">
            <text:p>4.58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N$13]/60/[.Q9]" office:value-type="float" office:value="29.8728281534768" calcext:value-type="float">
            <text:p>29.87</text:p>
          </table:table-cell>
          <table:table-cell office:value-type="string" calcext:value-type="string">
            <text:p>r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heel spd 6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F$13]/60/[.I10]" office:value-type="float" office:value="33.6929563492063" calcext:value-type="float">
            <text:p>33.69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J$13]/60/[.M10]" office:value-type="float" office:value="5.51288615804745" calcext:value-type="float">
            <text:p>5.51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style-name="ce8" table:formula="of:=[.$N$13]/60/[.Q10]" office:value-type="float" office:value="36.2928657829521" calcext:value-type="float">
            <text:p>36.29</text:p>
          </table:table-cell>
          <table:table-cell office:value-type="string" calcext:value-type="string">
            <text:p>rps</text:p>
          </table:table-cell>
          <table:table-cell table:number-columns-repeated="1009"/>
        </table:table-row>
        <table:table-row table:style-name="ro1">
          <table:table-cell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Road speed 1</text:p>
          </table:table-cell>
          <table:table-cell table:style-name="ce10" table:formula="of:=([.B18]*[.$B$16])/1000*60*60/1.6093" office:value-type="float" office:value="30.2420345441259" calcext:value-type="float">
            <text:p>30.2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F18]*[.$F$16])/1000*60*60/1.6093" office:value-type="float" office:value="33.795976519378" calcext:value-type="float">
            <text:p>33.8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J18]*[.$J$16])/1000*60*60/1.6093" office:value-type="float" office:value="5.19938100298123" calcext:value-type="float">
            <text:p>5.2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N18]*[.$N$16])/1000*60*60/1.6093" office:value-type="float" office:value="34.5408027922911" calcext:value-type="float">
            <text:p>34.5</text:p>
          </table:table-cell>
          <table:table-cell office:value-type="string" calcext:value-type="string">
            <text:p>m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ad speed 2</text:p>
          </table:table-cell>
          <table:table-cell table:style-name="ce10" table:formula="of:=([.B19]*[.$B$16])/1000*60*60/1.6093" office:value-type="float" office:value="54.8480535595739" calcext:value-type="float">
            <text:p>54.8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F19]*[.$F$16])/1000*60*60/1.6093" office:value-type="float" office:value="54.8480535595739" calcext:value-type="float">
            <text:p>54.8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J19]*[.$J$16])/1000*60*60/1.6093" office:value-type="float" office:value="8.43816208608829" calcext:value-type="float">
            <text:p>8.4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N19]*[.$N$16])/1000*60*60/1.6093" office:value-type="float" office:value="55.5598825940207" calcext:value-type="float">
            <text:p>55.6</text:p>
          </table:table-cell>
          <table:table-cell office:value-type="string" calcext:value-type="string">
            <text:p>m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ad speed 3</text:p>
          </table:table-cell>
          <table:table-cell table:style-name="ce10" table:formula="of:=([.B20]*[.$B$16])/1000*60*60/1.6093" office:value-type="float" office:value="85.8620001742317" calcext:value-type="float">
            <text:p>85.9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F20]*[.$F$16])/1000*60*60/1.6093" office:value-type="float" office:value="85.8620001742317" calcext:value-type="float">
            <text:p>85.9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J20]*[.$J$16])/1000*60*60/1.6093" office:value-type="float" office:value="13.2095384883433" calcext:value-type="float">
            <text:p>13.2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N20]*[.$N$16])/1000*60*60/1.6093" office:value-type="float" office:value="78.9336112823153" calcext:value-type="float">
            <text:p>78.9</text:p>
          </table:table-cell>
          <table:table-cell office:value-type="string" calcext:value-type="string">
            <text:p>m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ad speed 4</text:p>
          </table:table-cell>
          <table:table-cell table:style-name="ce10" table:formula="of:=([.B21]*[.$B$16])/1000*60*60/1.6093" office:value-type="float" office:value="118.768717482386" calcext:value-type="float">
            <text:p>118.8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F21]*[.$F$16])/1000*60*60/1.6093" office:value-type="float" office:value="100.276219804207" calcext:value-type="float">
            <text:p>100.3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J21]*[.$J$16])/1000*60*60/1.6093" office:value-type="float" office:value="16.3241826985492" calcext:value-type="float">
            <text:p>16.3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N21]*[.$N$16])/1000*60*60/1.6093" office:value-type="float" office:value="106.574885086141" calcext:value-type="float">
            <text:p>106.6</text:p>
          </table:table-cell>
          <table:table-cell office:value-type="string" calcext:value-type="string">
            <text:p>m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ad speed 5</text:p>
          </table:table-cell>
          <table:table-cell table:style-name="ce10" table:formula="of:=([.B22]*[.$B$16])/1000*60*60/1.6093" office:value-type="float" office:value="150.832147288828" calcext:value-type="float">
            <text:p>150.8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F22]*[.$F$16])/1000*60*60/1.6093" office:value-type="float" office:value="125.36697956474" calcext:value-type="float">
            <text:p>125.4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J22]*[.$J$16])/1000*60*60/1.6093" office:value-type="float" office:value="20.5163156602931" calcext:value-type="float">
            <text:p>20.5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N22]*[.$N$16])/1000*60*60/1.6093" office:value-type="float" office:value="135.410211795698" calcext:value-type="float">
            <text:p>135.4</text:p>
          </table:table-cell>
          <table:table-cell office:value-type="string" calcext:value-type="string">
            <text:p>m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ad speed 6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F23]*[.$F$16])/1000*60*60/1.6093" office:value-type="float" office:value="150.832147288828" calcext:value-type="float">
            <text:p>150.8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J23]*[.$J$16])/1000*60*60/1.6093" office:value-type="float" office:value="24.6793557786668" calcext:value-type="float">
            <text:p>24.7</text:p>
          </table:table-cell>
          <table:table-cell office:value-type="string" calcext:value-type="string">
            <text:p>mph</text:p>
          </table:table-cell>
          <table:table-cell table:number-columns-repeated="2"/>
          <table:table-cell table:style-name="ce10" table:formula="of:=([.N23]*[.$N$16])/1000*60*60/1.6093" office:value-type="float" office:value="164.511529243019" calcext:value-type="float">
            <text:p>164.5</text:p>
          </table:table-cell>
          <table:table-cell office:value-type="string" calcext:value-type="string">
            <text:p>mph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ad Speed</text:p>
          </table:table-cell>
          <table:table-cell table:number-columns-repeated="7"/>
          <table:table-cell office:value-type="string" calcext:value-type="string">
            <text:p>Magic Number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ph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PM 1<text:span text:style-name="T1">st</text:span></text:p>
          </table:table-cell>
          <table:table-cell table:number-columns-repeated="7"/>
          <table:table-cell table:formula="of:=13.42*[.M5]" office:value-type="float" office:value="192.577" calcext:value-type="float">
            <text:p>192.577</text:p>
          </table:table-cell>
          <table:table-cell table:formula="of:=13.42*[.$J$32]*[.M5]" office:value-type="float" office:value="10591.735" calcext:value-type="float">
            <text:p>10591.735</text:p>
          </table:table-cell>
          <table:table-cell office:value-type="string" calcext:value-type="string">
            <text:p>rp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PM 2<text:span text:style-name="T1">nd</text:span></text:p>
          </table:table-cell>
          <table:table-cell table:number-columns-repeated="7"/>
          <table:table-cell table:formula="of:=13.42*[.M6]" office:value-type="float" office:value="118.661052631579" calcext:value-type="float">
            <text:p>118.661052631579</text:p>
          </table:table-cell>
          <table:table-cell table:formula="of:=13.42*[.$J$32]*[.M6]" office:value-type="float" office:value="6526.35789473684" calcext:value-type="float">
            <text:p>6526.35789473684</text:p>
          </table:table-cell>
          <table:table-cell office:value-type="string" calcext:value-type="string">
            <text:p>rp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PM 3<text:span text:style-name="T1">rd</text:span></text:p>
          </table:table-cell>
          <table:table-cell table:number-columns-repeated="7"/>
          <table:table-cell table:formula="of:=13.42*[.M7]" office:value-type="float" office:value="75.7998620689655" calcext:value-type="float">
            <text:p>75.7998620689655</text:p>
          </table:table-cell>
          <table:table-cell table:formula="of:=13.42*[.$J$32]*[.M7]" office:value-type="float" office:value="4168.9924137931" calcext:value-type="float">
            <text:p>4168.9924137931</text:p>
          </table:table-cell>
          <table:table-cell office:value-type="string" calcext:value-type="string">
            <text:p>rp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PM 4<text:span text:style-name="T1">th</text:span></text:p>
          </table:table-cell>
          <table:table-cell table:number-columns-repeated="7"/>
          <table:table-cell table:formula="of:=13.42*[.M8]" office:value-type="float" office:value="61.3372941176471" calcext:value-type="float">
            <text:p>61.3372941176471</text:p>
          </table:table-cell>
          <table:table-cell table:formula="of:=13.42*[.$J$32]*[.M8]" office:value-type="float" office:value="3373.55117647059" calcext:value-type="float">
            <text:p>3373.55117647059</text:p>
          </table:table-cell>
          <table:table-cell office:value-type="string" calcext:value-type="string">
            <text:p>rp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PM 5<text:span text:style-name="T1">th</text:span></text:p>
          </table:table-cell>
          <table:table-cell table:number-columns-repeated="7"/>
          <table:table-cell table:formula="of:=13.42*[.M9]" office:value-type="float" office:value="48.804142614601" calcext:value-type="float">
            <text:p>48.804142614601</text:p>
          </table:table-cell>
          <table:table-cell table:formula="of:=13.42*[.$J$32]*[.M9]" office:value-type="float" office:value="2684.22784380306" calcext:value-type="float">
            <text:p>2684.22784380306</text:p>
          </table:table-cell>
          <table:table-cell office:value-type="string" calcext:value-type="string">
            <text:p>rp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PM 6<text:span text:style-name="T1">th</text:span></text:p>
          </table:table-cell>
          <table:table-cell table:number-columns-repeated="7"/>
          <table:table-cell table:formula="of:=13.42*[.M10]" office:value-type="float" office:value="40.5716099071207" calcext:value-type="float">
            <text:p>40.5716099071207</text:p>
          </table:table-cell>
          <table:table-cell table:formula="of:=13.42*[.$J$32]*[.M10]" office:value-type="float" office:value="2231.43854489164" calcext:value-type="float">
            <text:p>2231.43854489164</text:p>
          </table:table-cell>
          <table:table-cell office:value-type="string" calcext:value-type="string">
            <text:p>rpm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https://www.automobile-catalog.com/car/2001/253220/audi_tt_coupe_1_8_t_quattro_225.html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Verdana" fo:font-family="Verdana"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ad_20_Speed_20_In_20_Each_20_Gear" style:display-name="PageStyle_Road Speed In Each Ge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Crawford</meta:initial-creator>
    <meta:creation-date>2010-06-02T15:42:39</meta:creation-date>
    <dc:date>2020-08-24T15:28:32.321000000</dc:date>
    <meta:generator>LibreOffice/5.2.3.3$Windows_x86 LibreOffice_project/d54a8868f08a7b39642414cf2c8ef2f228f780cf</meta:generator>
    <meta:editing-duration>PT42M24S</meta:editing-duration>
    <meta:editing-cycles>3</meta:editing-cycles>
    <meta:document-statistic meta:table-count="1" meta:cell-count="328" meta:object-count="0"/>
  </office:meta>
</office:document-meta>
</file>